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d054" officeooo:paragraph-rsid="0019d054"/>
    </style:style>
    <style:style style:name="P2" style:family="paragraph" style:parent-style-name="Standard">
      <style:text-properties officeooo:rsid="0019d054" officeooo:paragraph-rsid="001aeb67"/>
    </style:style>
    <style:style style:name="P3" style:family="paragraph" style:parent-style-name="Standard">
      <style:text-properties officeooo:paragraph-rsid="0019d054"/>
    </style:style>
    <style:style style:name="P4" style:family="paragraph" style:parent-style-name="Standard">
      <style:text-properties officeooo:rsid="001aeb67" officeooo:paragraph-rsid="001aeb67"/>
    </style:style>
    <style:style style:name="P5" style:family="paragraph" style:parent-style-name="Standard">
      <style:text-properties fo:font-size="14pt" fo:font-weight="bold" officeooo:rsid="0019d054" officeooo:paragraph-rsid="0019d054" style:font-size-asian="14pt" style:font-weight-asian="bold" style:font-size-complex="14pt" style:font-weight-complex="bold"/>
    </style:style>
    <style:style style:name="P6" style:family="paragraph" style:parent-style-name="Standard">
      <style:text-properties fo:font-size="14pt" fo:font-weight="bold" officeooo:rsid="001aeb67" officeooo:paragraph-rsid="001aeb67" style:font-size-asian="14pt" style:font-weight-asian="bold" style:font-size-complex="14pt" style:font-weight-complex="bold"/>
    </style:style>
    <style:style style:name="P7" style:family="paragraph" style:parent-style-name="Standard">
      <style:text-properties fo:font-size="14pt" fo:font-weight="bold" officeooo:rsid="001c04a5" officeooo:paragraph-rsid="001c04a5" style:font-size-asian="14pt" style:font-weight-asian="bold" style:font-size-complex="14pt" style:font-weight-complex="bold"/>
    </style:style>
    <style:style style:name="P8" style:family="paragraph" style:parent-style-name="Standard">
      <style:text-properties fo:font-size="14pt" fo:font-weight="bold" officeooo:rsid="001c04a5" officeooo:paragraph-rsid="002ab9f6" style:font-size-asian="14pt" style:font-weight-asian="bold" style:font-size-complex="14pt" style:font-weight-complex="bold"/>
    </style:style>
    <style:style style:name="P9" style:family="paragraph" style:parent-style-name="Standard">
      <style:text-properties fo:font-size="14pt" fo:font-weight="bold" officeooo:rsid="001c04a5" officeooo:paragraph-rsid="002e7635" style:font-size-asian="14pt" style:font-weight-asian="bold" style:font-size-complex="14pt" style:font-weight-complex="bold"/>
    </style:style>
    <style:style style:name="P10" style:family="paragraph" style:parent-style-name="Standard">
      <style:text-properties fo:font-size="14pt" fo:font-weight="bold" officeooo:rsid="001c04a5" officeooo:paragraph-rsid="00320588" style:font-size-asian="14pt" style:font-weight-asian="bold" style:font-size-complex="14pt" style:font-weight-complex="bold"/>
    </style:style>
    <style:style style:name="P11" style:family="paragraph" style:parent-style-name="Standard">
      <style:text-properties fo:font-size="14pt" fo:font-weight="bold" officeooo:rsid="001c04a5" officeooo:paragraph-rsid="00353ad0" style:font-size-asian="14pt" style:font-weight-asian="bold" style:font-size-complex="14pt" style:font-weight-complex="bold"/>
    </style:style>
    <style:style style:name="P12" style:family="paragraph" style:parent-style-name="Standard">
      <style:text-properties officeooo:rsid="001c04a5" officeooo:paragraph-rsid="001c04a5"/>
    </style:style>
    <style:style style:name="P13" style:family="paragraph" style:parent-style-name="Standard">
      <style:text-properties officeooo:rsid="001c04a5" officeooo:paragraph-rsid="00217b38"/>
    </style:style>
    <style:style style:name="P14" style:family="paragraph" style:parent-style-name="Standard">
      <style:text-properties officeooo:rsid="001c04a5" officeooo:paragraph-rsid="002310ac"/>
    </style:style>
    <style:style style:name="P15" style:family="paragraph" style:parent-style-name="Standard">
      <style:text-properties officeooo:rsid="001c04a5" officeooo:paragraph-rsid="002ab9f6"/>
    </style:style>
    <style:style style:name="P16" style:family="paragraph" style:parent-style-name="Standard">
      <style:text-properties officeooo:rsid="001c04a5" officeooo:paragraph-rsid="002e7635"/>
    </style:style>
    <style:style style:name="P17" style:family="paragraph" style:parent-style-name="Standard">
      <style:text-properties officeooo:rsid="001c04a5" officeooo:paragraph-rsid="00320588"/>
    </style:style>
    <style:style style:name="P18" style:family="paragraph" style:parent-style-name="Standard">
      <style:text-properties officeooo:rsid="001c04a5" officeooo:paragraph-rsid="00353ad0"/>
    </style:style>
    <style:style style:name="P19" style:family="paragraph" style:parent-style-name="Standard">
      <style:text-properties officeooo:rsid="001d4051" officeooo:paragraph-rsid="001d4051"/>
    </style:style>
    <style:style style:name="P20" style:family="paragraph" style:parent-style-name="Standard">
      <style:text-properties officeooo:rsid="001dd6ba" officeooo:paragraph-rsid="001dd6ba"/>
    </style:style>
    <style:style style:name="P21" style:family="paragraph" style:parent-style-name="Standard">
      <style:text-properties style:font-name="Courier New" fo:font-size="11pt" officeooo:rsid="001dd6ba" officeooo:paragraph-rsid="001dd6ba" style:font-size-asian="11pt" style:font-size-complex="11pt"/>
    </style:style>
    <style:style style:name="P22" style:family="paragraph" style:parent-style-name="Standard">
      <style:text-properties style:font-name="Courier New" fo:font-size="11pt" officeooo:rsid="001fd4dc" officeooo:paragraph-rsid="001fd4dc" style:font-size-asian="11pt" style:font-size-complex="11pt"/>
    </style:style>
    <style:style style:name="P23" style:family="paragraph" style:parent-style-name="Standard">
      <style:text-properties style:font-name="Courier New" fo:font-size="11pt" officeooo:rsid="001fd4dc" officeooo:paragraph-rsid="002ab9f6" style:font-size-asian="11pt" style:font-size-complex="11pt"/>
    </style:style>
    <style:style style:name="P24" style:family="paragraph" style:parent-style-name="Standard">
      <style:text-properties style:font-name="Courier New" fo:font-size="11pt" officeooo:rsid="001fd4dc" officeooo:paragraph-rsid="00320588" style:font-size-asian="11pt" style:font-size-complex="11pt"/>
    </style:style>
    <style:style style:name="P25" style:family="paragraph" style:parent-style-name="Standard">
      <style:text-properties style:font-name="Courier New" fo:font-size="11pt" officeooo:rsid="00217b38" officeooo:paragraph-rsid="00217b38" style:font-size-asian="11pt" style:font-size-complex="11pt"/>
    </style:style>
    <style:style style:name="P26" style:family="paragraph" style:parent-style-name="Standard">
      <style:text-properties style:font-name="Courier New" fo:font-size="11pt" officeooo:rsid="002310ac" officeooo:paragraph-rsid="0024d099" style:font-size-asian="11pt" style:font-size-complex="11pt"/>
    </style:style>
    <style:style style:name="P27" style:family="paragraph" style:parent-style-name="Standard">
      <style:text-properties style:font-name="Courier New" fo:font-size="11pt" officeooo:rsid="002310ac" officeooo:paragraph-rsid="002310ac" style:font-size-asian="11pt" style:font-size-complex="11pt"/>
    </style:style>
    <style:style style:name="P28" style:family="paragraph" style:parent-style-name="Standard">
      <style:text-properties style:font-name="Courier New" fo:font-size="11pt" officeooo:rsid="002310ac" officeooo:paragraph-rsid="002e7635" style:font-size-asian="11pt" style:font-size-complex="11pt"/>
    </style:style>
    <style:style style:name="P29" style:family="paragraph" style:parent-style-name="Standard">
      <style:text-properties style:font-name="Courier New" fo:font-size="11pt" officeooo:rsid="002310ac" officeooo:paragraph-rsid="00353ad0" style:font-size-asian="11pt" style:font-size-complex="11pt"/>
    </style:style>
    <style:style style:name="P30" style:family="paragraph" style:parent-style-name="Standard">
      <style:text-properties style:font-name="Courier New" fo:font-size="11pt" officeooo:rsid="001c04a5" officeooo:paragraph-rsid="0024d099" style:font-size-asian="11pt" style:font-size-complex="11pt"/>
    </style:style>
    <style:style style:name="P31" style:family="paragraph" style:parent-style-name="Standard">
      <style:text-properties style:font-name="Courier New" fo:font-size="11pt" officeooo:rsid="001c04a5" officeooo:paragraph-rsid="002310ac" style:font-size-asian="11pt" style:font-size-complex="11pt"/>
    </style:style>
    <style:style style:name="P32" style:family="paragraph" style:parent-style-name="Standard">
      <style:text-properties style:font-name="Courier New" fo:font-size="11pt" officeooo:rsid="001c04a5" officeooo:paragraph-rsid="001c04a5" style:font-size-asian="11pt" style:font-size-complex="11pt"/>
    </style:style>
    <style:style style:name="P33" style:family="paragraph" style:parent-style-name="Standard">
      <style:text-properties style:font-name="Courier New" fo:font-size="11pt" officeooo:rsid="001c04a5" officeooo:paragraph-rsid="00353ad0" style:font-size-asian="11pt" style:font-size-complex="11pt"/>
    </style:style>
    <style:style style:name="P34" style:family="paragraph" style:parent-style-name="Standard">
      <style:text-properties style:font-name="Courier New" fo:font-size="11pt" officeooo:rsid="00288679" officeooo:paragraph-rsid="00288679" style:font-size-asian="11pt" style:font-size-complex="11pt"/>
    </style:style>
    <style:style style:name="P35" style:family="paragraph" style:parent-style-name="Standard">
      <style:text-properties style:font-name="Courier New" fo:font-size="11pt" officeooo:rsid="001aeb67" officeooo:paragraph-rsid="001aeb67" style:font-size-asian="11pt" style:font-size-complex="11pt"/>
    </style:style>
    <style:style style:name="P36" style:family="paragraph" style:parent-style-name="Standard">
      <style:text-properties style:font-name="Courier New" fo:font-size="11pt" fo:font-weight="bold" officeooo:rsid="001c04a5" officeooo:paragraph-rsid="002e7635" style:font-size-asian="11pt" style:font-weight-asian="bold" style:font-size-complex="11pt" style:font-weight-complex="bold"/>
    </style:style>
    <style:style style:name="P37" style:family="paragraph" style:parent-style-name="Standard">
      <style:text-properties style:font-name="Courier New" fo:font-size="11pt" fo:font-weight="bold" officeooo:rsid="001fd4dc" officeooo:paragraph-rsid="00320588" style:font-size-asian="11pt" style:font-weight-asian="bold" style:font-size-complex="11pt" style:font-weight-complex="bold"/>
    </style:style>
    <style:style style:name="P38" style:family="paragraph" style:parent-style-name="Standard">
      <style:text-properties officeooo:rsid="001fd4dc" officeooo:paragraph-rsid="001fd4dc"/>
    </style:style>
    <style:style style:name="P39" style:family="paragraph" style:parent-style-name="Standard">
      <style:text-properties officeooo:rsid="001fd4dc" officeooo:paragraph-rsid="00217b38"/>
    </style:style>
    <style:style style:name="P40" style:family="paragraph" style:parent-style-name="Standard">
      <style:text-properties officeooo:rsid="001fd4dc" officeooo:paragraph-rsid="002ab9f6"/>
    </style:style>
    <style:style style:name="P41" style:family="paragraph" style:parent-style-name="Standard">
      <style:text-properties officeooo:rsid="001fd4dc" officeooo:paragraph-rsid="00320588"/>
    </style:style>
    <style:style style:name="P42" style:family="paragraph" style:parent-style-name="Standard">
      <style:text-properties officeooo:rsid="00217b38" officeooo:paragraph-rsid="00217b38"/>
    </style:style>
    <style:style style:name="P43" style:family="paragraph" style:parent-style-name="Standard">
      <style:paragraph-properties fo:text-align="center" style:justify-single-word="false"/>
      <style:text-properties officeooo:rsid="00217b38" officeooo:paragraph-rsid="00217b38"/>
    </style:style>
    <style:style style:name="P44" style:family="paragraph" style:parent-style-name="Standard">
      <style:text-properties officeooo:rsid="00217b38" officeooo:paragraph-rsid="002e7635"/>
    </style:style>
    <style:style style:name="P45" style:family="paragraph" style:parent-style-name="Standard">
      <style:text-properties officeooo:rsid="002310ac" officeooo:paragraph-rsid="002310ac"/>
    </style:style>
    <style:style style:name="P46" style:family="paragraph" style:parent-style-name="Standard">
      <style:text-properties officeooo:rsid="002310ac" officeooo:paragraph-rsid="0024d099"/>
    </style:style>
    <style:style style:name="P47" style:family="paragraph" style:parent-style-name="Standard">
      <style:text-properties officeooo:rsid="002310ac" officeooo:paragraph-rsid="002e7635"/>
    </style:style>
    <style:style style:name="P48" style:family="paragraph" style:parent-style-name="Standard">
      <style:text-properties officeooo:rsid="002310ac" officeooo:paragraph-rsid="00353ad0"/>
    </style:style>
    <style:style style:name="P49" style:family="paragraph" style:parent-style-name="Standard">
      <style:text-properties officeooo:rsid="0026a71e" officeooo:paragraph-rsid="0026a71e"/>
    </style:style>
    <style:style style:name="P50" style:family="paragraph" style:parent-style-name="Standard">
      <style:text-properties officeooo:rsid="00320588" officeooo:paragraph-rsid="00320588"/>
    </style:style>
    <style:style style:name="P51" style:family="paragraph" style:parent-style-name="Standard">
      <style:text-properties officeooo:rsid="00353ad0" officeooo:paragraph-rsid="00353ad0"/>
    </style:style>
    <style:style style:name="P52" style:family="paragraph" style:parent-style-name="Standard">
      <style:text-properties style:font-name="Courier New" fo:font-size="11pt" officeooo:rsid="00288679" officeooo:paragraph-rsid="0037293d" style:font-size-asian="11pt" style:font-size-complex="11pt"/>
    </style:style>
    <style:style style:name="T1" style:family="text">
      <style:text-properties officeooo:rsid="0019d054"/>
    </style:style>
    <style:style style:name="T2" style:family="text">
      <style:text-properties style:font-name="Courier New"/>
    </style:style>
    <style:style style:name="T3" style:family="text">
      <style:text-properties style:font-name="Courier New" officeooo:rsid="0019d054"/>
    </style:style>
    <style:style style:name="T4" style:family="text">
      <style:text-properties style:font-name="Courier New" fo:font-size="11pt" style:font-size-asian="11pt" style:font-size-complex="11pt"/>
    </style:style>
    <style:style style:name="T5" style:family="text">
      <style:text-properties style:font-name="Courier New" fo:font-size="11pt" officeooo:rsid="00320588" style:font-size-asian="11pt" style:font-size-complex="11pt"/>
    </style:style>
    <style:style style:name="T6" style:family="text">
      <style:text-properties style:font-name="Courier New" fo:font-size="11pt" officeooo:rsid="0033c395" style:font-size-asian="11pt" style:font-size-complex="11pt"/>
    </style:style>
    <style:style style:name="T7" style:family="text">
      <style:text-properties officeooo:rsid="001aeb67"/>
    </style:style>
    <style:style style:name="T8" style:family="text">
      <style:text-properties officeooo:rsid="001fd4dc"/>
    </style:style>
    <style:style style:name="T9" style:family="text">
      <style:text-properties officeooo:rsid="00217b38"/>
    </style:style>
    <style:style style:name="T10" style:family="text">
      <style:text-properties fo:color="#ff0000" fo:font-weight="bold" officeooo:rsid="00217b38" style:font-weight-asian="bold" style:font-weight-complex="bold"/>
    </style:style>
    <style:style style:name="T11" style:family="text">
      <style:text-properties officeooo:rsid="002310ac"/>
    </style:style>
    <style:style style:name="T12" style:family="text">
      <style:text-properties fo:font-style="italic" officeooo:rsid="002310ac" style:font-style-asian="italic" style:font-style-complex="italic"/>
    </style:style>
    <style:style style:name="T13" style:family="text">
      <style:text-properties officeooo:rsid="0024d099"/>
    </style:style>
    <style:style style:name="T14" style:family="text">
      <style:text-properties officeooo:rsid="0026a71e"/>
    </style:style>
    <style:style style:name="T15" style:family="text">
      <style:text-properties officeooo:rsid="00276bf7"/>
    </style:style>
    <style:style style:name="T16" style:family="text">
      <style:text-properties officeooo:rsid="00288679"/>
    </style:style>
    <style:style style:name="T17" style:family="text">
      <style:text-properties officeooo:rsid="002ab9f6"/>
    </style:style>
    <style:style style:name="T18" style:family="text">
      <style:text-properties officeooo:rsid="002b4ee6"/>
    </style:style>
    <style:style style:name="T19" style:family="text">
      <style:text-properties officeooo:rsid="002bbff7"/>
    </style:style>
    <style:style style:name="T20" style:family="text">
      <style:text-properties officeooo:rsid="002db12f"/>
    </style:style>
    <style:style style:name="T21" style:family="text">
      <style:text-properties officeooo:rsid="002e7635"/>
    </style:style>
    <style:style style:name="T22" style:family="text">
      <style:text-properties officeooo:rsid="002ec55d"/>
    </style:style>
    <style:style style:name="T23" style:family="text">
      <style:text-properties officeooo:rsid="00301fc6"/>
    </style:style>
    <style:style style:name="T24" style:family="text">
      <style:text-properties officeooo:rsid="00320588"/>
    </style:style>
    <style:style style:name="T25" style:family="text">
      <style:text-properties officeooo:rsid="00353ad0"/>
    </style:style>
    <style:style style:name="T26" style:family="text">
      <style:text-properties officeooo:rsid="003729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ioTrackCmd <text:span text:style-name="T7">(PHP)</text:span></text:p>
      <text:p text:style-name="P1"/>
      <text:p text:style-name="P1">La carpeta “biotrackcmd-php” contiene un archivo llamado “BioTrackCmd.php” el cuáldefine la clase de PHP “BioTrackCmd” que se puede utilizar para comunicarse con el dispositivo biométrico “MiniFace” de BioTrack. </text:p>
      <text:p text:style-name="P1"/>
      <text:p text:style-name="P2">Antes de todo <text:span text:style-name="T7">se debe haber instalado el BioAdmin, aunque no se vaya a utilizar, ya que ciertos componentes OCX los instala y los registra este mismo.</text:span></text:p>
      <text:p text:style-name="P2"/>
      <text:p text:style-name="P2"><text:span text:style-name="T7">S</text:span>e debe tener la extensión “iconv” de PHP habilitada para realizar la conversión de códigos de página, porque el dispositivo utiliza CP437, de lo contrario podrá ver un error al momento de cargar la clase. <text:span text:style-name="T7">La mayoría de configuraciones de PHP ya tienen esta opción habilitada.</text:span></text:p>
      <text:p text:style-name="P1"/>
      <text:p text:style-name="P1"><text:span text:style-name="T7">Se deben </text:span>copiar los archivos “BioTrackCmd.exe” <text:span text:style-name="T7">e</text:span> “Interop.zkemkeeper.dll” a una carpeta que sea alcanzable via PATH (variable de entorno) como por ejemplo “C:\Windows”, o también puede simplemente modificar el archivo “BioTrackCmd.php” y cambiar la línea que dice exactamente: <text:line-break/><text:line-break/><text:tab/><text:span text:style-name="T2">$this-&gt;path = '';</text:span></text:p>
      <text:p text:style-name="P1"/>
      <text:p text:style-name="P1">Y reemplazar la cadena vacía por la ruta de la carpeta donde se encuentra el BioTrackCmd.exe, por ejemplo:</text:p>
      <text:p text:style-name="P1"/>
      <text:p text:style-name="P3"><text:span text:style-name="T3"><text:tab/>$this-&gt;path = 'c:\\proyecto\\bin\\';</text:span><text:span text:style-name="T1"><text:line-break/></text:span></text:p>
      <text:p text:style-name="P4">Y por último se debe tener el dispositivo MiniFace configurado para que se comunique via red ethernet, y se debe saber su dirección IP.</text:p>
      <text:p text:style-name="P4"/>
      <text:p text:style-name="P4">Una vez realizado esto ya se puede utilizar la clase BioTrackCmd sin ningún problema.</text:p>
      <text:p text:style-name="P4"/>
      <text:p text:style-name="P6"/>
      <text:p text:style-name="P6">Instanciación</text:p>
      <text:p text:style-name="P4"/>
      <text:p text:style-name="P4">Se debe instanciar la clase BioTrackCmd para poder comunicarse con el dispositivo. Para realizar esto sólo se debe pasar <text:span text:style-name="T26">el tipo de dispositivo (bioface o bw), </text:span>la dirección IP y el puerto del dispositivo al constructor. Si no se conoce el puerto se puede dejar en blanco para que se utilize el puerto predeterminado (4370).</text:p>
      <text:p text:style-name="P4"/>
      <text:p text:style-name="P4">Ejemplo:</text:p>
      <text:p text:style-name="P4"/>
      <text:p text:style-name="P34"><text:tab/>include ('BioTrackCmd.php');</text:p>
      <text:p text:style-name="P52"><text:line-break/><text:tab/>$cmd = new BioTrackCmd ('<text:span text:style-name="T26">bioface</text:span>', '192.168.0.172');</text:p>
      <text:p text:style-name="P35"/>
      <text:p text:style-name="P4"/>
      <text:p text:style-name="P7"/>
      <text:p text:style-name="P7">Métodos</text:p>
      <text:p text:style-name="P12"/>
      <text:p text:style-name="P12"><text:soft-page-break/>A continuación se listan los métodos que son expuestos por la clase BioTrackCmd <text:span text:style-name="T16">y una breve descripción de cada uno de ellos (con ejemplos).</text:span></text:p>
      <text:p text:style-name="P12"/>
      <text:p text:style-name="P7">get_serial ()</text:p>
      <text:p text:style-name="P12"/>
      <text:p text:style-name="P19">Retorna el número de serie del dispositivo (string).</text:p>
      <text:p text:style-name="P12"/>
      <text:p text:style-name="P20">Ejemplo:</text:p>
      <text:p text:style-name="P20"/>
      <text:p text:style-name="P21"><text:tab/>echo $cmd-&gt;get_serial();</text:p>
      <text:p text:style-name="P12"/>
      <text:p text:style-name="P12"/>
      <text:p text:style-name="P7">get_firmware_version ()</text:p>
      <text:p text:style-name="P12"/>
      <text:p text:style-name="P20">Retorna la versión del firmware del dispositivo (string).</text:p>
      <text:p text:style-name="P20"/>
      <text:p text:style-name="P20">Ejemplo:</text:p>
      <text:p text:style-name="P20"/>
      <text:p text:style-name="P21"><text:tab/>echo $cmd-&gt;get_firmware_version();</text:p>
      <text:p text:style-name="P12"/>
      <text:p text:style-name="P12"/>
      <text:p text:style-name="P7">get_fingerprint_version ()</text:p>
      <text:p text:style-name="P12"/>
      <text:p text:style-name="P20">Retorna la versión de las huellas digitales del dispositivo (string) puede ser “9” o “10”.</text:p>
      <text:p text:style-name="P20"/>
      <text:p text:style-name="P20">Ejemplo:</text:p>
      <text:p text:style-name="P20"/>
      <text:p text:style-name="P20"><text:tab/><text:span text:style-name="T4">echo $cmd-&gt;get_fingerprint_version();</text:span></text:p>
      <text:p text:style-name="P12"/>
      <text:p text:style-name="P12"/>
      <text:p text:style-name="P7">get_device_info ()</text:p>
      <text:p text:style-name="P12"/>
      <text:p text:style-name="P20">Retorna el serial, la versión firmware y la versión de huellas en un <text:span text:style-name="T8">array</text:span>.</text:p>
      <text:p text:style-name="P12"/>
      <text:p text:style-name="P20">Ejemplo:</text:p>
      <text:p text:style-name="P20"/>
      <text:p text:style-name="P21"><text:tab/>$a = $cmd-&gt;get_device_info ();</text:p>
      <text:p text:style-name="P21"><text:tab/>echo $a['serial_number'] . '\n';</text:p>
      <text:p text:style-name="P21"><text:tab/>echo $a['firmware_version'] . '\n';</text:p>
      <text:p text:style-name="P21"><text:tab/>echo $a['fingerprint_version'] . '\n';</text:p>
      <text:p text:style-name="P20"/>
      <text:p text:style-name="P7"/>
      <text:p text:style-name="P7">get_users ()</text:p>
      <text:p text:style-name="P12"/>
      <text:p text:style-name="P38">Retorna un array con los usuarios que están registrados en el dispositivo. Para objeto del arraycontiene los siguientes campos: userId (string), userName (string), userPassword (string), userPrivilege (int), userCardNumber (string), y userEnabled (bool).</text:p>
      <text:p text:style-name="P12"/>
      <text:p text:style-name="P38"><text:soft-page-break/>Ejemplo:</text:p>
      <text:p text:style-name="P38"/>
      <text:p text:style-name="P22"><text:tab/>foreach ($cmd-&gt;get_users() as $user)</text:p>
      <text:p text:style-name="P22"><text:tab/>{</text:p>
      <text:p text:style-name="P22"><text:tab/><text:tab/>echo 'userId: ' . $user['userId'] . '\n';</text:p>
      <text:p text:style-name="P22"><text:tab/><text:tab/>echo 'userName: ' . $user['userName'] . '\n';</text:p>
      <text:p text:style-name="P22"><text:tab/><text:tab/>echo 'userPassword: ' . $user['userPassword'] . '\n';</text:p>
      <text:p text:style-name="P22"><text:tab/><text:tab/>echo 'userPrivilege: ' . $user['userPrivilege'] . '\n';</text:p>
      <text:p text:style-name="P22"><text:tab/><text:tab/>echo 'userCardNumber: ' . $user['userCardNumber'] . '\n';</text:p>
      <text:p text:style-name="P22"><text:tab/><text:tab/>echo 'userEnabled: ' . $user['userEnabled'] . '\n';</text:p>
      <text:p text:style-name="P22"><text:tab/><text:tab/>echo '\n';</text:p>
      <text:p text:style-name="P22"><text:tab/>}<text:tab/></text:p>
      <text:p text:style-name="P22"/>
      <text:p text:style-name="P12"/>
      <text:p text:style-name="P7">get_user ($user_id)</text:p>
      <text:p text:style-name="P12"/>
      <text:p text:style-name="P38">Retorna los detalles de un usuario dado su ID en un array con los campos: userId (string), userName (string), userPassword (string), userPrivilege (int), userCardNumber (string), y userEnabled (bool).</text:p>
      <text:p text:style-name="P38"/>
      <text:p text:style-name="P38">Ejemplo:</text:p>
      <text:p text:style-name="P38"/>
      <text:p text:style-name="P22"><text:tab/>$user = $cmd-&gt;get_user ('1032');</text:p>
      <text:p text:style-name="P38"><text:tab/><text:span text:style-name="T4">echo 'userName: ' . $user['userName'] . '\n';</text:span></text:p>
      <text:p text:style-name="P22"><text:tab/>echo 'userPassword: ' . $user['userPassword'] . '\n';</text:p>
      <text:p text:style-name="P22"><text:tab/>echo 'userPrivilege: ' . $user['userPrivilege'] . '\n';</text:p>
      <text:p text:style-name="P22"><text:tab/>echo 'userCardNumber: ' . $user['userCardNumber'] . '\n';</text:p>
      <text:p text:style-name="P22"><text:tab/>echo 'userEnabled: ' . $user['userEnabled'] . '\n';</text:p>
      <text:p text:style-name="P22"><text:tab/>echo '\n';</text:p>
      <text:p text:style-name="P22"/>
      <text:p text:style-name="P22"/>
      <text:p text:style-name="P8">get_user_<text:span text:style-name="T17">data</text:span> ($user_id)</text:p>
      <text:p text:style-name="P15"/>
      <text:p text:style-name="P40">Retorna los detalles de un usuario dado su ID <text:span text:style-name="T17">junto con las huellas digitales y el registro de rostro </text:span>en un array con los campos: userId (string), userName (string), userPassword (string), userPrivilege (int), userCardNumber (string), userEnabled (bool), <text:span text:style-name="T20">userFingerprints (array) y userFace (string).</text:span></text:p>
      <text:p text:style-name="P40"/>
      <text:p text:style-name="P40">Ejemplo:</text:p>
      <text:p text:style-name="P40"/>
      <text:p text:style-name="P23"><text:tab/>$user = $cmd-&gt;get_user ('1032');</text:p>
      <text:p text:style-name="P40"><text:tab/><text:span text:style-name="T4">echo 'userName: ' . $user['userName'] . '\n';</text:span></text:p>
      <text:p text:style-name="P23"><text:tab/>echo 'userPassword: ' . $user['userPassword'] . '\n';</text:p>
      <text:p text:style-name="P23"><text:tab/>echo 'userPrivilege: ' . $user['userPrivilege'] . '\n';</text:p>
      <text:p text:style-name="P23"><text:tab/>echo 'userCardNumber: ' . $user['userCardNumber'] . '\n';</text:p>
      <text:p text:style-name="P23"><text:tab/>echo 'userEnabled: ' . $user['userEnabled'] . '\n';</text:p>
      <text:p text:style-name="P23"><text:s text:c="5"/><text:span text:style-name="T18">for ($i = 0; $i &lt; 10; $i++)</text:span></text:p>
      <text:p text:style-name="P23"><text:s text:c="11"/><text:span text:style-name="T18">echo 'Finger ' .($i+1). ': ' . $user['userFingerprints'][$i] . '\n';</text:span></text:p>
      <text:p text:style-name="P23"><text:tab/><text:span text:style-name="T19">echo 'userFace: ' . $user['userFace'] . '\n';</text:span></text:p>
      <text:p text:style-name="P23"><text:tab/>echo '\n';</text:p>
      <text:p text:style-name="P23"/>
      <text:p text:style-name="P12"/>
      <text:p text:style-name="P7"><text:soft-page-break/>delete_user ($user_id)</text:p>
      <text:p text:style-name="P12"/>
      <text:p text:style-name="P38">Elimina un usuario dado su ID y retorna <text:span text:style-name="T9">boolean </text:span>true si se realizó con éxito, o false de lo contrario.</text:p>
      <text:p text:style-name="P12"/>
      <text:p text:style-name="P45">Ejemplo:</text:p>
      <text:p text:style-name="P45"/>
      <text:p text:style-name="P27"><text:tab/>if ($cmd-&gt;delete_user ('1032') == true)</text:p>
      <text:p text:style-name="P27"><text:tab/><text:tab/>echo 'Usuario se eliminó con éxito.';</text:p>
      <text:p text:style-name="P32"/>
      <text:p text:style-name="P7"/>
      <text:p text:style-name="P7">delete_user_password ($user_id)</text:p>
      <text:p text:style-name="P12"/>
      <text:p text:style-name="P39">Elimina <text:span text:style-name="T9">la clave de un </text:span>usuario dado su ID y retorna <text:span text:style-name="T9">boolean </text:span>true si se realizó con éxito, o false de lo contrario.</text:p>
      <text:p text:style-name="P12"/>
      <text:p text:style-name="P45">Ejemplo:</text:p>
      <text:p text:style-name="P45"/>
      <text:p text:style-name="P27"><text:tab/>if ($cmd→delete_password ('1032') == true)</text:p>
      <text:p text:style-name="P27"><text:tab/><text:tab/>echo 'Se eliminó la contraseña del usuario con éxito.';</text:p>
      <text:p text:style-name="P27"/>
      <text:p text:style-name="P7"/>
      <text:p text:style-name="P7">delete_user_fingerprints ($user_id)</text:p>
      <text:p text:style-name="P12"/>
      <text:p text:style-name="P39">Elimina <text:span text:style-name="T9">las huellas almacenadas de un </text:span>usuario dado su ID y retorna <text:span text:style-name="T9">boolean </text:span>true si se realizó con éxito, o false de lo contrario.</text:p>
      <text:p text:style-name="P12"/>
      <text:p text:style-name="P45">Ejemplo:</text:p>
      <text:p text:style-name="P45"/>
      <text:p text:style-name="P27"><text:tab/>if ($cmd-&gt;delete_fingerprints ('1032') == true)</text:p>
      <text:p text:style-name="P27"><text:tab/><text:tab/>echo 'Se eliminó el registro de huellas del usuario con éxito.';</text:p>
      <text:p text:style-name="P32"/>
      <text:p text:style-name="P7"/>
      <text:p text:style-name="P7">delete_user_face ($user_id)</text:p>
      <text:p text:style-name="P12"/>
      <text:p text:style-name="P39">Elimina <text:span text:style-name="T9">el rostro de un </text:span>usuario <text:span text:style-name="T11">(</text:span><text:span text:style-name="T12">no literalmente</text:span><text:span text:style-name="T11">) </text:span>dado su ID y retorna <text:span text:style-name="T9">boolean </text:span>true si se realizó con éxito, o false de lo contrario.</text:p>
      <text:p text:style-name="P12"/>
      <text:p text:style-name="P45">Ejemplo:</text:p>
      <text:p text:style-name="P45"/>
      <text:p text:style-name="P27"><text:tab/>if ($cmd-&gt;delete_user_face ('1032') == true)</text:p>
      <text:p text:style-name="P27"><text:tab/><text:tab/>echo 'Se eliminó el registro de rostro del usuario.';</text:p>
      <text:p text:style-name="P27"/>
      <text:p text:style-name="P7"/>
      <text:p text:style-name="P7">delete_all_users ()</text:p>
      <text:p text:style-name="P12"/>
      <text:p text:style-name="P39">Elimina <text:span text:style-name="T10">TODOS LOS USUARIOS</text:span><text:span text:style-name="T9"> del dispositivo </text:span>y retorna <text:span text:style-name="T9">boolean </text:span>true si se realizó con éxito, o false de lo contrario. <text:span text:style-name="T9">Utilizar con precaución.</text:span></text:p>
      <text:p text:style-name="P12"/>
      <text:p text:style-name="P45"><text:soft-page-break/>Ejemplo:</text:p>
      <text:p text:style-name="P45"/>
      <text:p text:style-name="P27"><text:tab/>if ($cmd-&gt;delete_users () == true)</text:p>
      <text:p text:style-name="P27"><text:tab/><text:tab/>echo 'Todos los usuarios han sido eliminados.';</text:p>
      <text:p text:style-name="P27"/>
      <text:p text:style-name="P7"/>
      <text:p text:style-name="P7">enable_user ($user_id)</text:p>
      <text:p text:style-name="P12"/>
      <text:p text:style-name="P42">Habilita un usuario en el dispositivo, dado su id. R<text:span text:style-name="T8">etorna </text:span>boolean <text:span text:style-name="T8">true si se realizó con éxito, o false de lo contrario.</text:span></text:p>
      <text:p text:style-name="P12"/>
      <text:p text:style-name="P45">Ejemplo:</text:p>
      <text:p text:style-name="P45"/>
      <text:p text:style-name="P27"><text:tab/>if ($cmd-&gt;enable_user ('1032') == true)</text:p>
      <text:p text:style-name="P27"><text:tab/><text:tab/>echo 'El usuario ha sido habilitado.';</text:p>
      <text:p text:style-name="P32"/>
      <text:p text:style-name="P7"/>
      <text:p text:style-name="P7">disable_user ($user_id)</text:p>
      <text:p text:style-name="P12"/>
      <text:p text:style-name="P42">Deshabilita un usuario en el dispositivo, dado su id. R<text:span text:style-name="T8">etorna </text:span>boolean <text:span text:style-name="T8">true si se realizó con éxito, o false de lo contrario.</text:span></text:p>
      <text:p text:style-name="P12"/>
      <text:p text:style-name="P45">Ejemplo:</text:p>
      <text:p text:style-name="P45"/>
      <text:p text:style-name="P27"><text:tab/>if ($cmd-&gt;disable_user ('1032') == true)</text:p>
      <text:p text:style-name="P27"><text:tab/><text:tab/>echo 'El usuario ha sido deshabilitado.';</text:p>
      <text:p text:style-name="P31"/>
      <text:p text:style-name="P14"/>
      <text:p text:style-name="P7">add_user ($user_id, $password, $name)</text:p>
      <text:p text:style-name="P12"/>
      <text:p text:style-name="P42">Agrega un usuario al dispositivo. Este método requiere los argumentos ID del nuevo usuario, la contraseña y el nombre. <text:span text:style-name="T11">Recordar que contraseña sólo puede ser numérica. </text:span>R<text:span text:style-name="T8">etorna </text:span>boolean <text:span text:style-name="T8">true si se realizó con éxito, o false de lo contrario.</text:span></text:p>
      <text:p text:style-name="P12"/>
      <text:p text:style-name="P45">Ejemplo:</text:p>
      <text:p text:style-name="P45"/>
      <text:p text:style-name="P27"><text:tab/>if ($cmd-&gt;add_user ('1032', '23423', 'John Doe') == true)</text:p>
      <text:p text:style-name="P27"><text:tab/><text:tab/>echo 'El usuario ha sido creado.';</text:p>
      <text:p text:style-name="P31"/>
      <text:p text:style-name="P7"/>
      <text:p text:style-name="P7">update_user_name ($user_id, $name)</text:p>
      <text:p text:style-name="P12"/>
      <text:p text:style-name="P42">Cambia el nombre de un usuario en el dispositivo. R<text:span text:style-name="T8">etorna </text:span>boolean <text:span text:style-name="T8">true si se realizó con éxito, o false de lo contrario.</text:span></text:p>
      <text:p text:style-name="P13"/>
      <text:p text:style-name="P45">Ejemplo:</text:p>
      <text:p text:style-name="P45"/>
      <text:p text:style-name="P27"><text:tab/>if ($cmd-&gt;update_user_name ('1032', <text:s/>'Jane Doe') == true)</text:p>
      <text:p text:style-name="P27"><text:tab/><text:tab/>echo 'El nombre de usuario ha sido actualizado.';</text:p>
      <text:p text:style-name="P31"><text:soft-page-break/></text:p>
      <text:p text:style-name="P12"/>
      <text:p text:style-name="P7">update_user_password ($user_id, $password)</text:p>
      <text:p text:style-name="P12"/>
      <text:p text:style-name="P42">Cambia la contraseña de un usuario en el dispositivo. <text:span text:style-name="T11">Recordar que la contraseña sólo puede ser numérica. </text:span>R<text:span text:style-name="T8">etorna </text:span>boolean <text:span text:style-name="T8">true si se realizó con éxito, o false de lo contrario.</text:span></text:p>
      <text:p text:style-name="P13"/>
      <text:p text:style-name="P45">Ejemplo:</text:p>
      <text:p text:style-name="P45"/>
      <text:p text:style-name="P27"><text:tab/>if ($cmd-&gt;update_user_password ('1032', <text:s/>'65654') == true)</text:p>
      <text:p text:style-name="P27"><text:tab/><text:tab/>echo 'La contraseña de usuario ha sido actualizada.';</text:p>
      <text:p text:style-name="P31"/>
      <text:p text:style-name="P12"/>
      <text:p text:style-name="P9">update_user_<text:span text:style-name="T21">fingerprint</text:span> ($user_id, <text:span text:style-name="T21">$index, </text:span>$<text:span text:style-name="T21">data</text:span>)</text:p>
      <text:p text:style-name="P16"/>
      <text:p text:style-name="P44">Cambia <text:span text:style-name="T21">una huella digital del usuario, el índice va de 0 a 9</text:span>. R<text:span text:style-name="T8">etorna </text:span>boolean <text:span text:style-name="T8">true si se realizó con éxito, o false de lo contrario.</text:span></text:p>
      <text:p text:style-name="P16"/>
      <text:p text:style-name="P47">Ejemplo:</text:p>
      <text:p text:style-name="P47"/>
      <text:p text:style-name="P28"><text:tab/>if ($cmd-&gt;update_user_<text:span text:style-name="T21">fingerprint</text:span> ('1032', <text:span text:style-name="T21">0, $data</text:span>) == true)</text:p>
      <text:p text:style-name="P28"><text:tab/><text:tab/>echo '<text:span text:style-name="T21">Huella ha sido </text:span>actualizad<text:span text:style-name="T21">a</text:span>.';</text:p>
      <text:p text:style-name="P36"/>
      <text:p text:style-name="P7"/>
      <text:p text:style-name="P9">update_user_<text:span text:style-name="T21">face </text:span>($user_id, $<text:span text:style-name="T21">data</text:span>)</text:p>
      <text:p text:style-name="P16"/>
      <text:p text:style-name="P44">Cambia <text:span text:style-name="T21">el registro de rostro del usuario</text:span>. R<text:span text:style-name="T8">etorna </text:span>boolean <text:span text:style-name="T8">true si se realizó con éxito, o false de lo contrario.</text:span></text:p>
      <text:p text:style-name="P16"/>
      <text:p text:style-name="P47">Ejemplo:</text:p>
      <text:p text:style-name="P47"/>
      <text:p text:style-name="P28"><text:tab/>if ($cmd-&gt;update_user_<text:span text:style-name="T21">face </text:span>('1032', <text:span text:style-name="T21">$data</text:span>) == true)</text:p>
      <text:p text:style-name="P28"><text:tab/><text:tab/>echo '<text:span text:style-name="T22">Rostro ha sido </text:span>actualizad<text:span text:style-name="T23">o</text:span>.';</text:p>
      <text:p text:style-name="P36"/>
      <text:p text:style-name="P36"/>
      <text:p text:style-name="P10"><text:span text:style-name="T24">update</text:span>_user_<text:span text:style-name="T17">data</text:span> ($user_<text:span text:style-name="T24">data</text:span>)</text:p>
      <text:p text:style-name="P17"/>
      <text:p text:style-name="P50">Actualiza o crea un usuario dado un arreglo de datos que tiene el mismo formato que el retornado por el método get_user_data(). Este método permite actualizar todos los datos de usuario incluyendo las huellas digitales y el registro de rostro. El arreglo $user_data debe ser un arreglo asociativo igual que el retornado por get_user_data(), los campos son: <text:span text:style-name="T8">userId (string), userName (string), userPassword (string), userPrivilege (int), userEnabled (bool), userFingerprints (array) y userFace (string).</text:span></text:p>
      <text:p text:style-name="P41"/>
      <text:p text:style-name="P41">Ejemplo:</text:p>
      <text:p text:style-name="P41"/>
      <text:p text:style-name="P24"><text:tab/>$<text:span text:style-name="T24">data </text:span>= $cmd-&gt;get_user_<text:span text:style-name="T24">data</text:span> ('1032');</text:p>
      <text:p text:style-name="P41"><text:span text:style-name="T4"><text:tab/></text:span><text:span text:style-name="T5">$cmd_2-</text:span><text:span text:style-name="T6">&gt;</text:span><text:span text:style-name="T5">update_user_data ($data);</text:span></text:p>
      <text:p text:style-name="P37"/>
      <text:p text:style-name="P37"/>
      <text:p text:style-name="P7"><text:soft-page-break/>sync_clock ()</text:p>
      <text:p text:style-name="P12"/>
      <text:p text:style-name="P42">Sincroniza el reloj del dispositivo con el reloj de la computadora.</text:p>
      <text:p text:style-name="P12"/>
      <text:p text:style-name="P46">Ejemplo:</text:p>
      <text:p text:style-name="P46"/>
      <text:p text:style-name="P26"><text:tab/>if ($cmd→sync_clock<text:span text:style-name="T13"> () == true)</text:span></text:p>
      <text:p text:style-name="P26"><text:tab/><text:tab/>echo '<text:span text:style-name="T13">Reloj de dispositivo ha sido sincronizado</text:span>.';</text:p>
      <text:p text:style-name="P30"/>
      <text:p text:style-name="P12"/>
      <text:p text:style-name="P7">get_log ()</text:p>
      <text:p text:style-name="P12"/>
      <text:p text:style-name="P42">Retorna un arreglo con los registros de tiempo que están almacenados en el dispositivo. <text:span text:style-name="T14">Cada elemento del arreglo es un array asociativo con los campos: logUserId, logVerifyMode, logInOutMode, logYear, logMonth, logDay, logHour, logMinute, logSecond, y logWorkCode.</text:span></text:p>
      <text:p text:style-name="P42"/>
      <text:p text:style-name="P49">Ejemplo: </text:p>
      <text:p text:style-name="P49"/>
      <text:p text:style-name="P25"><text:tab/>foreach ($cmd-&gt;get_log() as $log)</text:p>
      <text:p text:style-name="P25"><text:tab/>{</text:p>
      <text:p text:style-name="P25"><text:tab/><text:tab/>echo 'logUserId: ' . $log['logUserId'] . '\n';</text:p>
      <text:p text:style-name="P25"><text:tab/><text:tab/>echo 'logVerifyMode: ' . $log['logVerifyMode'] . '\n';</text:p>
      <text:p text:style-name="P25"><text:tab/><text:tab/>echo 'logInOutMode: ' . $log['logInOutMode'] . '\n';</text:p>
      <text:p text:style-name="P25"><text:tab/><text:tab/>echo 'logYear: ' . $log['logYear'] . '\n';</text:p>
      <text:p text:style-name="P25"><text:tab/><text:tab/>echo 'logMonth: ' . $log['logMonth'] . '\n';</text:p>
      <text:p text:style-name="P25"><text:tab/><text:tab/>echo 'logDay: ' . $log['logDay'] . '\n';</text:p>
      <text:p text:style-name="P25"><text:tab/><text:tab/>echo 'logHour: ' . $log['logHour'] . '\n';</text:p>
      <text:p text:style-name="P25"><text:tab/><text:tab/>echo 'logMinute: ' . $log['logMinute'] . '\n';</text:p>
      <text:p text:style-name="P25"><text:tab/><text:tab/>echo 'logSecond: ' . $log['logSecond'] . '\n';</text:p>
      <text:p text:style-name="P25"><text:tab/><text:tab/>echo 'logWorkCode: ' . $log['logWorkCode'] . '\n';</text:p>
      <text:p text:style-name="P25"><text:tab/><text:tab/>echo '\n';</text:p>
      <text:p text:style-name="P25"><text:tab/>}</text:p>
      <text:p text:style-name="P25"/>
      <text:p text:style-name="P11"><text:span text:style-name="T25">open_door</text:span> ()</text:p>
      <text:p text:style-name="P18"/>
      <text:p text:style-name="P51">Activa el mecanismo para abrir la puerta.</text:p>
      <text:p text:style-name="P18"/>
      <text:p text:style-name="P48">Ejemplo:</text:p>
      <text:p text:style-name="P48"/>
      <text:p text:style-name="P29"><text:tab/>if ($cmd→<text:span text:style-name="T25">open_door () == true)</text:span></text:p>
      <text:p text:style-name="P29"><text:tab/><text:tab/>echo '<text:span text:style-name="T25">La puerta se ha abierto.</text:span>';</text:p>
      <text:p text:style-name="P33"/>
      <text:p text:style-name="P43">--- <text:span text:style-name="T15">última lín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4:17:10.513000000</meta:creation-date>
    <dc:date>2019-05-06T14:29:51.715000000</dc:date>
    <meta:editing-duration>PT1H30M58S</meta:editing-duration>
    <meta:editing-cycles>25</meta:editing-cycles>
    <meta:generator>LibreOffice/6.1.2.1$Windows_X86_64 LibreOffice_project/65905a128db06ba48db947242809d14d3f9a93fe</meta:generator>
    <meta:document-statistic meta:table-count="0" meta:image-count="0" meta:object-count="0" meta:page-count="7" meta:paragraph-count="164" meta:word-count="1383" meta:character-count="9494" meta:non-whitespace-character-count="8138"/>
  </office:meta>
</office:document-meta>
</file>